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Import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3-02-12" calcext:value-type="date">
            <text:p>12/02/2023</text:p>
          </table:table-cell>
          <table:table-cell table:style-name="ce5" office:value-type="string" calcext:value-type="string">
            <text:p>Auriculars </text:p>
          </table:table-cell>
          <table:table-cell table:style-name="ce6" office:value-type="float" office:value="20" calcext:value-type="float">
            <text:p>20€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9" table:formula="of:=suma([.D2:.D11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23-02-13" calcext:value-type="date">
            <text:p>13/02/2023</text:p>
          </table:table-cell>
          <table:table-cell table:style-name="ce5" office:value-type="string" calcext:value-type="string">
            <text:p>Altaveus</text:p>
          </table:table-cell>
          <table:table-cell table:style-name="ce6" office:value-type="float" office:value="100" calcext:value-type="float">
            <text:p>100€</text:p>
          </table:table-cell>
          <table:table-cell/>
          <table:table-cell table:style-name="ce1" office:value-type="string" calcext:value-type="string">
            <text:p>Mitjana d'ingressos</text:p>
          </table:table-cell>
          <table:table-cell table:style-name="ce9" table:formula="of:=mediana([.D2:.D11]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date" office:date-value="2023-02-14" calcext:value-type="date">
            <text:p>14/02/2023</text:p>
          </table:table-cell>
          <table:table-cell table:style-name="ce5" office:value-type="string" calcext:value-type="string">
            <text:p>Mòvil</text:p>
          </table:table-cell>
          <table:table-cell table:style-name="ce6" office:value-type="float" office:value="500" calcext:value-type="float">
            <text:p>500€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23-02-15" calcext:value-type="date">
            <text:p>15/02/2023</text:p>
          </table:table-cell>
          <table:table-cell table:style-name="ce5" office:value-type="string" calcext:value-type="string">
            <text:p>Taula</text:p>
          </table:table-cell>
          <table:table-cell table:style-name="ce6" office:value-type="float" office:value="150" calcext:value-type="float">
            <text:p>150€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23-02-16" calcext:value-type="date">
            <text:p>16/02/2023</text:p>
          </table:table-cell>
          <table:table-cell table:style-name="ce5" office:value-type="string" calcext:value-type="string">
            <text:p>Cadira</text:p>
          </table:table-cell>
          <table:table-cell table:style-name="ce6" office:value-type="float" office:value="50" calcext:value-type="float">
            <text:p>50€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23-02-17" calcext:value-type="date">
            <text:p>17/02/2023</text:p>
          </table:table-cell>
          <table:table-cell table:style-name="ce5" office:value-type="string" calcext:value-type="string">
            <text:p>Tv</text:p>
          </table:table-cell>
          <table:table-cell table:style-name="ce6" office:value-type="float" office:value="1000" calcext:value-type="float">
            <text:p>1,000€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23-02-18" calcext:value-type="date">
            <text:p>18/02/2023</text:p>
          </table:table-cell>
          <table:table-cell table:style-name="ce5" office:value-type="string" calcext:value-type="string">
            <text:p>Moble</text:p>
          </table:table-cell>
          <table:table-cell table:style-name="ce6" office:value-type="float" office:value="200" calcext:value-type="float">
            <text:p>200€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23-02-19" calcext:value-type="date">
            <text:p>19/02/2023</text:p>
          </table:table-cell>
          <table:table-cell table:style-name="ce5" office:value-type="string" calcext:value-type="string">
            <text:p>Ordinador</text:p>
          </table:table-cell>
          <table:table-cell table:style-name="ce6" office:value-type="float" office:value="800" calcext:value-type="float">
            <text:p>800€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23-02-20" calcext:value-type="date">
            <text:p>20/02/2023</text:p>
          </table:table-cell>
          <table:table-cell table:style-name="ce5" office:value-type="string" calcext:value-type="string">
            <text:p>Ratolí</text:p>
          </table:table-cell>
          <table:table-cell table:style-name="ce6" office:value-type="float" office:value="10" calcext:value-type="float">
            <text:p>10€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date" office:date-value="2023-02-21" calcext:value-type="date">
            <text:p>21/02/2023</text:p>
          </table:table-cell>
          <table:table-cell table:style-name="ce5" office:value-type="string" calcext:value-type="string">
            <text:p>Teclat</text:p>
          </table:table-cell>
          <table:table-cell table:style-name="ce6" office:value-type="float" office:value="40" calcext:value-type="float">
            <text:p>40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0" loext:min-decimal-places="0" number:min-integer-digits="1" number:grouping="true"/>
      <number:text>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Dev/6.0.5.2$Linux_X86_64 LibreOffice_project/</meta:generator>
  </office:meta>
</office:document-meta>
</file>